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5b8" officeooo:paragraph-rsid="000a35b8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background-color="#ffffff" fo:padding="0.238cm" fo:border="0.06pt solid #d3d3d3"/>
      <style:text-properties fo:font-variant="normal" fo:text-transform="none" fo:color="#333333" style:font-name="Monaco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style:line-height-at-least="0.529cm" fo:text-align="start" style:justify-single-word="false" fo:orphans="2" fo:widows="2" fo:background-color="#ffffff" fo:padding="0.238cm" fo:border="0.06pt solid #d3d3d3"/>
      <style:text-properties fo:font-variant="normal" fo:text-transform="none" fo:color="#333333" style:font-name="Monac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pyter-Notebook-on-Raspberry-Pi</text:p>
      <text:p text:style-name="Standard"/>
      <text:h text:style-name="Heading_20_1" text:outline-level="1">Instalar</text:h>
      <text:p text:style-name="Standard"/>
      <text:p text:style-name="Standard"><text:a xlink:type="simple" xlink:href="https://www.instructables.com/id/Jupyter-Notebook-on-Raspberry-Pi/" text:style-name="Internet_20_link" text:visited-style-name="Visited_20_Internet_20_Link">https://www.instructables.com/id/Jupyter-Notebook-on-Raspberry-Pi/</text:a></text:p>
      <text:p text:style-name="Standard"/>
      <text:p text:style-name="Standard"/>
      <text:p text:style-name="P2">sudo su -</text:p>
      <text:p text:style-name="P3">apt-get update</text:p>
      <text:p text:style-name="P3">apt-get install python3-matplotlib</text:p>
      <text:p text:style-name="P3">apt-get install python3-scipy</text:p>
      <text:p text:style-name="P3">pip3 install --upgrade pip</text:p>
      <text:p text:style-name="P3">reboot</text:p>
      <text:p text:style-name="P3">sudo pip3 install jupyter</text:p>
      <text:p text:style-name="Standard"/>
      <text:p text:style-name="P1">apagar os pacotes descarregados para libertar espaço:</text:p>
      <text:p text:style-name="P2">sudo apt-get clea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29:39.270957082</meta:creation-date>
    <meta:generator>LibreOffice/6.0.5.1$Linux_ARM_EABI LibreOffice_project/00m0$Build-1</meta:generator>
    <dc:date>2018-10-04T16:32:07.118510360</dc:date>
    <meta:editing-duration>PT2M32S</meta:editing-duration>
    <meta:editing-cycles>1</meta:editing-cycles>
    <meta:document-statistic meta:table-count="0" meta:image-count="0" meta:object-count="0" meta:page-count="1" meta:paragraph-count="12" meta:word-count="34" meta:character-count="320" meta:non-whitespace-character-count="299"/>
  </office:meta>
</office:document-meta>
</file>